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016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713in" svg:height="7.4547in" svg:x="6.5819in" svg:y="2.8563in">
            <draw:object draw:notify-on-update-of-ranges="Sheet1.B3:Sheet1.B52 Sheet1.C3:Sheet1.C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 TILL LEVEL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QUESTS PER LEVEL</text:p>
          </table:table-cell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(CEILING(5 * CEILING((CEILING([.C2] * [.D2]) + [.C2]) / 5))))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(CEILING(5 * CEILING((CEILING([.C3] * [.D3]) + [.C3]) / 5))))" office:value-type="float" office:value="140" calcext:value-type="float">
            <text:p>14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AVG EXP TO LEVEL</text:p>
          </table:table-cell>
          <table:table-cell table:style-name="ce3" office:value-type="string" calcext:value-type="string">
            <text:p>QUEST EXP</text:p>
          </table:table-cell>
          <table:table-cell table:style-name="ce3" office:value-type="string" calcext:value-type="string">
            <text:p>MONSTER EXP</text:p>
          </table:table-cell>
          <table:table-cell table:style-name="ce3" office:value-type="string" calcext:value-type="string">
            <text:p>BOSS EXP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(CEILING(5 * CEILING((CEILING([.C4] * [.D4]) + [.C4]) / 5))))" office:value-type="float" office:value="200" calcext:value-type="float">
            <text:p>20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AVERAGE([.C3:.C7])" office:value-type="float" office:value="223" calcext:value-type="float">
            <text:p>223</text:p>
          </table:table-cell>
          <table:table-cell table:style-name="ce3" table:formula="of:=50* CEILING(CEILING([.I5]/AVERAGE([.E3:.E7]))/50)" office:value-type="float" office:value="150" calcext:value-type="float">
            <text:p>150</text:p>
          </table:table-cell>
          <table:table-cell table:style-name="ce3" table:formula="of:=CEILING([.I5]/10)" office:value-type="float" office:value="23" calcext:value-type="float">
            <text:p>23</text:p>
          </table:table-cell>
          <table:table-cell table:style-name="ce3" table:formula="of:=CEILING([.I5]/4)"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(CEILING(5 * CEILING((CEILING([.C5] * [.D5]) + [.C5]) / 5))))" office:value-type="float" office:value="280" calcext:value-type="float">
            <text:p>28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AVERAGE([.C8:.C12])" office:value-type="float" office:value="1011" calcext:value-type="float">
            <text:p>1011</text:p>
          </table:table-cell>
          <table:table-cell table:style-name="ce3" table:formula="of:=50* CEILING(CEILING([.I6]/AVERAGE([.E8:.E12])) /50)" office:value-type="float" office:value="550" calcext:value-type="float">
            <text:p>550</text:p>
          </table:table-cell>
          <table:table-cell table:style-name="ce3" table:formula="of:=CEILING([.I6]/10)" office:value-type="float" office:value="102" calcext:value-type="float">
            <text:p>102</text:p>
          </table:table-cell>
          <table:table-cell table:style-name="ce3" table:formula="of:=CEILING([.I6]/4)"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(CEILING(5 * CEILING((CEILING([.C6] * [.D6]) + [.C6]) / 5))))" office:value-type="float" office:value="395" calcext:value-type="float">
            <text:p>395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AVERAGE([.C13:.C17])" office:value-type="float" office:value="3768" calcext:value-type="float">
            <text:p>3768</text:p>
          </table:table-cell>
          <table:table-cell table:style-name="ce3" table:formula="of:=50* CEILING(CEILING([.I7]/AVERAGE([.E13:.E17]))  /50)" office:value-type="float" office:value="1900" calcext:value-type="float">
            <text:p>1900</text:p>
          </table:table-cell>
          <table:table-cell table:style-name="ce3" table:formula="of:=CEILING([.I7]/10)" office:value-type="float" office:value="377" calcext:value-type="float">
            <text:p>377</text:p>
          </table:table-cell>
          <table:table-cell table:style-name="ce3" table:formula="of:=CEILING([.I7]/4)" office:value-type="float" office:value="942" calcext:value-type="float">
            <text:p>9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(CEILING(5 * CEILING((CEILING([.C7] * [.D7]) + [.C7]) / 5))))" office:value-type="float" office:value="555" calcext:value-type="float">
            <text:p>55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AVERAGE([.C18:.C22])" office:value-type="float" office:value="11531" calcext:value-type="float">
            <text:p>11531</text:p>
          </table:table-cell>
          <table:table-cell table:style-name="ce3" table:formula="of:=50* CEILING(CEILING([.I8]/AVERAGE([.E18:.E22])) /50)" office:value-type="float" office:value="5800" calcext:value-type="float">
            <text:p>5800</text:p>
          </table:table-cell>
          <table:table-cell table:style-name="ce3" table:formula="of:=CEILING([.I8]/10)" office:value-type="float" office:value="1154" calcext:value-type="float">
            <text:p>1154</text:p>
          </table:table-cell>
          <table:table-cell table:style-name="ce3" table:formula="of:=CEILING([.I8]/4)" office:value-type="float" office:value="2883" calcext:value-type="float">
            <text:p>28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(CEILING(5 * CEILING((CEILING([.C8] * [.D8]) + [.C8]) / 5))))" office:value-type="float" office:value="725" calcext:value-type="float">
            <text:p>72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AVERAGE([.C23:.C27])" office:value-type="float" office:value="28707" calcext:value-type="float">
            <text:p>28707</text:p>
          </table:table-cell>
          <table:table-cell table:style-name="ce3" table:formula="of:=50* CEILING(CEILING([.I9]/AVERAGE([.E23:.E27])) /50)" office:value-type="float" office:value="14400" calcext:value-type="float">
            <text:p>14400</text:p>
          </table:table-cell>
          <table:table-cell table:style-name="ce3" table:formula="of:=CEILING([.I9]/10)" office:value-type="float" office:value="2871" calcext:value-type="float">
            <text:p>2871</text:p>
          </table:table-cell>
          <table:table-cell table:style-name="ce3" table:formula="of:=CEILING([.I9]/4)" office:value-type="float" office:value="7177" calcext:value-type="float">
            <text:p>71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(CEILING(5 * CEILING((CEILING([.C9] * [.D9]) + [.C9]) / 5))))" office:value-type="float" office:value="945" calcext:value-type="float">
            <text:p>94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3" table:formula="of:=AVERAGE([.C28:.C32])" office:value-type="float" office:value="58610" calcext:value-type="float">
            <text:p>58610</text:p>
          </table:table-cell>
          <table:table-cell table:style-name="ce3" table:formula="of:=50* CEILING(CEILING([.I10]/AVERAGE([.E28:.E32])) /50)" office:value-type="float" office:value="19550" calcext:value-type="float">
            <text:p>19550</text:p>
          </table:table-cell>
          <table:table-cell table:style-name="ce3" table:formula="of:=CEILING([.I10]/10)" office:value-type="float" office:value="5861" calcext:value-type="float">
            <text:p>5861</text:p>
          </table:table-cell>
          <table:table-cell table:style-name="ce3" table:formula="of:=CEILING([.I10]/4)" office:value-type="float" office:value="14653" calcext:value-type="float">
            <text:p>146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(CEILING(5 * CEILING((CEILING([.C10] * [.D10]) + [.C10]) / 5))))" office:value-type="float" office:value="1230" calcext:value-type="float">
            <text:p>123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3" table:formula="of:=AVERAGE([.C33:.C37])" office:value-type="float" office:value="94402" calcext:value-type="float">
            <text:p>94402</text:p>
          </table:table-cell>
          <table:table-cell table:style-name="ce3" table:formula="of:=50* CEILING(CEILING([.I11]/AVERAGE([.E32:.E36])) /50)" office:value-type="float" office:value="31500" calcext:value-type="float">
            <text:p>31500</text:p>
          </table:table-cell>
          <table:table-cell table:style-name="ce3" table:formula="of:=CEILING([.I11]/10)" office:value-type="float" office:value="9441" calcext:value-type="float">
            <text:p>9441</text:p>
          </table:table-cell>
          <table:table-cell table:style-name="ce3" table:formula="of:=CEILING([.I11]/4)" office:value-type="float" office:value="23601" calcext:value-type="float">
            <text:p>236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(CEILING(5 * CEILING((CEILING([.C11] * [.D11]) + [.C11]) / 5))))" office:value-type="float" office:value="1600" calcext:value-type="float">
            <text:p>160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3" table:formula="of:=AVERAGE([.C38:.C42])" office:value-type="float" office:value="152047" calcext:value-type="float">
            <text:p>152047</text:p>
          </table:table-cell>
          <table:table-cell table:style-name="ce3" table:formula="of:=50* CEILING(CEILING([.I12]/AVERAGE([.E37:.E41]))  /50)" office:value-type="float" office:value="50700" calcext:value-type="float">
            <text:p>50700</text:p>
          </table:table-cell>
          <table:table-cell table:style-name="ce3" table:formula="of:=CEILING([.I12]/10)" office:value-type="float" office:value="15205" calcext:value-type="float">
            <text:p>15205</text:p>
          </table:table-cell>
          <table:table-cell table:style-name="ce3" table:formula="of:=CEILING([.I12]/4)" office:value-type="float" office:value="38012" calcext:value-type="float">
            <text:p>38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(CEILING(5 * CEILING((CEILING([.C12] * [.D12]) + [.C12]) / 5))))" office:value-type="float" office:value="2080" calcext:value-type="float">
            <text:p>208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45" calcext:value-type="float">
            <text:p>45</text:p>
          </table:table-cell>
          <table:table-cell table:style-name="ce3" table:formula="of:=AVERAGE([.C43:.C47])" office:value-type="float" office:value="244889" calcext:value-type="float">
            <text:p>244889</text:p>
          </table:table-cell>
          <table:table-cell table:style-name="ce3" table:formula="of:=50* CEILING(CEILING([.I13]/AVERAGE([.E42:.E46]))  /50)" office:value-type="float" office:value="81650" calcext:value-type="float">
            <text:p>81650</text:p>
          </table:table-cell>
          <table:table-cell table:style-name="ce3" table:formula="of:=CEILING([.I13]/15)" office:value-type="float" office:value="16326" calcext:value-type="float">
            <text:p>16326</text:p>
          </table:table-cell>
          <table:table-cell table:style-name="ce3" table:formula="of:=CEILING([.I13]/4)" office:value-type="float" office:value="61223" calcext:value-type="float">
            <text:p>61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(CEILING(5 * CEILING((CEILING([.C13] * [.D13]) + [.C13]) / 5))))" office:value-type="float" office:value="2705" calcext:value-type="float">
            <text:p>270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50" calcext:value-type="float">
            <text:p>50</text:p>
          </table:table-cell>
          <table:table-cell table:style-name="ce3" table:formula="of:=AVERAGE([.C48:.C52])" office:value-type="float" office:value="524448" calcext:value-type="float">
            <text:p>524448</text:p>
          </table:table-cell>
          <table:table-cell table:style-name="ce3" table:formula="of:=50* CEILING(CEILING([.I14]/AVERAGE([.E48:.E52]))  /50)" office:value-type="float" office:value="65600" calcext:value-type="float">
            <text:p>65600</text:p>
          </table:table-cell>
          <table:table-cell table:style-name="ce3" table:formula="of:=CEILING([.I14]/20)" office:value-type="float" office:value="26223" calcext:value-type="float">
            <text:p>26223</text:p>
          </table:table-cell>
          <table:table-cell table:style-name="ce3" table:formula="of:=CEILING([.I14]/4)" office:value-type="float" office:value="131112" calcext:value-type="float">
            <text:p>131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(CEILING(5 * CEILING((CEILING([.C14] * [.D14]) + [.C14]) / 5))))" office:value-type="float" office:value="3520" calcext:value-type="float">
            <text:p>352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(CEILING(5 * CEILING((CEILING([.C15] * [.D15]) + [.C15]) / 5))))" office:value-type="float" office:value="4580" calcext:value-type="float">
            <text:p>458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(CEILING(5 * CEILING((CEILING([.C16] * [.D16]) + [.C16]) / 5))))" office:value-type="float" office:value="5955" calcext:value-type="float">
            <text:p>595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(CEILING(5 * CEILING((CEILING([.C17] * [.D17]) + [.C17]) / 5))))" office:value-type="float" office:value="7745" calcext:value-type="float">
            <text:p>774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(CEILING(5 * CEILING((CEILING([.C18] * [.D18]) + [.C18]) / 5))))" office:value-type="float" office:value="9295" calcext:value-type="float">
            <text:p>929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(CEILING(5 * CEILING((CEILING([.C19] * [.D19]) + [.C19]) / 5))))" office:value-type="float" office:value="11155" calcext:value-type="float">
            <text:p>1115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(CEILING(5 * CEILING((CEILING([.C20] * [.D20]) + [.C20]) / 5))))" office:value-type="float" office:value="13390" calcext:value-type="float">
            <text:p>1339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(CEILING(5 * CEILING((CEILING([.C21] * [.D21]) + [.C21]) / 5))))" office:value-type="float" office:value="16070" calcext:value-type="float">
            <text:p>1607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(CEILING(5 * CEILING((CEILING([.C22] * [.D22]) + [.C22]) / 5))))" office:value-type="float" office:value="19285" calcext:value-type="float">
            <text:p>1928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(CEILING(5 * CEILING((CEILING([.C23] * [.D23]) + [.C23]) / 5))))" office:value-type="float" office:value="23145" calcext:value-type="float">
            <text:p>2314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(CEILING(5 * CEILING((CEILING([.C24] * [.D24]) + [.C24]) / 5))))" office:value-type="float" office:value="27775" calcext:value-type="float">
            <text:p>2777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(CEILING(5 * CEILING((CEILING([.C25] * [.D25]) + [.C25]) / 5))))" office:value-type="float" office:value="33330" calcext:value-type="float">
            <text:p>3333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CEILING(5 * CEILING((CEILING([.C26] * [.D26]) + [.C26]) / 5))))" office:value-type="float" office:value="40000" calcext:value-type="float">
            <text:p>4000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(CEILING(5 * CEILING((CEILING([.C27] * [.D27]) + [.C27]) / 5))))" office:value-type="float" office:value="48000" calcext:value-type="float">
            <text:p>48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(CEILING(5 * CEILING((CEILING([.C28] * [.D28]) + [.C28]) / 5))))" office:value-type="float" office:value="52800" calcext:value-type="float">
            <text:p>528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(CEILING(5 * CEILING((CEILING([.C29] * [.D29]) + [.C29]) / 5))))" office:value-type="float" office:value="58080" calcext:value-type="float">
            <text:p>5808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(CEILING(5 * CEILING((CEILING([.C30] * [.D30]) + [.C30]) / 5))))" office:value-type="float" office:value="63890" calcext:value-type="float">
            <text:p>6389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CEILING(5 * CEILING((CEILING([.C31] * [.D31]) + [.C31]) / 5))))" office:value-type="float" office:value="70280" calcext:value-type="float">
            <text:p>7028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(CEILING(5 * CEILING((CEILING([.C32] * [.D32]) + [.C32]) / 5))))" office:value-type="float" office:value="77310" calcext:value-type="float">
            <text:p>7731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(CEILING(5 * CEILING((CEILING([.C33] * [.D33]) + [.C33]) / 5))))" office:value-type="float" office:value="85045" calcext:value-type="float">
            <text:p>8504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(CEILING(5 * CEILING((CEILING([.C34] * [.D34]) + [.C34]) / 5))))" office:value-type="float" office:value="93550" calcext:value-type="float">
            <text:p>9355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(CEILING(5 * CEILING((CEILING([.C35] * [.D35]) + [.C35]) / 5))))" office:value-type="float" office:value="102905" calcext:value-type="float">
            <text:p>10290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(CEILING(5 * CEILING((CEILING([.C36] * [.D36]) + [.C36]) / 5))))" office:value-type="float" office:value="113200" calcext:value-type="float">
            <text:p>1132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(CEILING(5 * CEILING((CEILING([.C37] * [.D37]) + [.C37]) / 5))))" office:value-type="float" office:value="124520" calcext:value-type="float">
            <text:p>12452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(CEILING(5 * CEILING((CEILING([.C38] * [.D38]) + [.C38]) / 5))))" office:value-type="float" office:value="136975" calcext:value-type="float">
            <text:p>13697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(CEILING(5 * CEILING((CEILING([.C39] * [.D39]) + [.C39]) / 5))))" office:value-type="float" office:value="150675" calcext:value-type="float">
            <text:p>15067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(CEILING(5 * CEILING((CEILING([.C40] * [.D40]) + [.C40]) / 5))))" office:value-type="float" office:value="165745" calcext:value-type="float">
            <text:p>16574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CEILING(5 * CEILING((CEILING([.C41] * [.D41]) + [.C41]) / 5))))" office:value-type="float" office:value="182320" calcext:value-type="float">
            <text:p>18232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(CEILING(5 * CEILING((CEILING([.C42] * [.D42]) + [.C42]) / 5))))" office:value-type="float" office:value="200555" calcext:value-type="float">
            <text:p>20055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(CEILING(5 * CEILING((CEILING([.C43] * [.D43]) + [.C43]) / 5))))" office:value-type="float" office:value="220615" calcext:value-type="float">
            <text:p>22061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(CEILING(5 * CEILING((CEILING([.C44] * [.D44]) + [.C44]) / 5))))" office:value-type="float" office:value="242680" calcext:value-type="float">
            <text:p>24268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(CEILING(5 * CEILING((CEILING([.C45] * [.D45]) + [.C45]) / 5))))" office:value-type="float" office:value="266950" calcext:value-type="float">
            <text:p>26695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(CEILING(5 * CEILING((CEILING([.C46] * [.D46]) + [.C46]) / 5))))" office:value-type="float" office:value="293645" calcext:value-type="float">
            <text:p>293645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(CEILING(5 * CEILING((CEILING([.C47] * [.D47]) + [.C47]) / 5))))" office:value-type="float" office:value="352375" calcext:value-type="float">
            <text:p>35237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(CEILING(5 * CEILING((CEILING([.C48] * [.D48]) + [.C48]) / 5))))" office:value-type="float" office:value="422850" calcext:value-type="float">
            <text:p>422850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(CEILING(5 * CEILING((CEILING([.C49] * [.D49]) + [.C49]) / 5))))" office:value-type="float" office:value="507420" calcext:value-type="float">
            <text:p>507420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(CEILING(5 * CEILING((CEILING([.C50] * [.D50]) + [.C50]) / 5))))" office:value-type="float" office:value="608905" calcext:value-type="float">
            <text:p>608905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CEILING(5 * CEILING((CEILING([.C51] * [.D51]) + [.C51]) / 5))))" office:value-type="float" office:value="730690" calcext:value-type="float">
            <text:p>73069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20:49:37.1789112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9:00:34.758245260</meta:creation-date>
    <dc:date>2024-07-29T21:30:47.517516425</dc:date>
    <meta:editing-duration>PT24M23S</meta:editing-duration>
    <meta:editing-cycles>3</meta:editing-cycles>
    <meta:generator>LibreOffice/24.2.5.2$Linux_X86_64 LibreOffice_project/420$Build-2</meta:generator>
    <meta:document-statistic meta:table-count="1" meta:cell-count="26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472cm" svg:height="18.936cm" xlink:href=".." xlink:type="simple" chart:class="chart:line" chart:style-name="ch1">
        <chart:legend chart:legend-position="end" svg:x="31.62cm" svg:y="8.92cm" style:legend-expansion="high" chart:style-name="ch2"/>
        <chart:plot-area chart:style-name="ch3" table:cell-range-address="Sheet1.B3:Sheet1.C52" svg:x="0.689cm" svg:y="0.378cm" svg:width="30.242cm" svg:height="18.18cm">
          <chart:coordinate-region svg:x="2.078cm" svg:y="0.578cm" svg:width="28.667cm" svg:height="17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52" chart:class="chart:line">
            <chart:data-point chart:repeated="50"/>
          </chart:series>
          <chart:series chart:style-name="ch7" chart:values-cell-range-address="Sheet1.C3:Sheet1.C52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52</svg:desc>
                </draw:g>
              </table:table-cell>
              <table:table-cell office:value-type="float" office:value="100">
                <text:p>100</text:p>
                <draw:g>
                  <svg:desc>Sheet1.C3:Sheet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745">
                <text:p>7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295">
                <text:p>9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155">
                <text:p>11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390">
                <text:p>133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070">
                <text:p>160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285">
                <text:p>19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145">
                <text:p>23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775">
                <text:p>27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3330">
                <text:p>333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2800">
                <text:p>528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8080">
                <text:p>580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3890">
                <text:p>638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280">
                <text:p>702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7310">
                <text:p>773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5045">
                <text:p>85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3550">
                <text:p>935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2905">
                <text:p>1029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3200">
                <text:p>1132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4520">
                <text:p>124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6975">
                <text:p>1369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0675">
                <text:p>150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65745">
                <text:p>1657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2320">
                <text:p>1823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00555">
                <text:p>2005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20615">
                <text:p>220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42680">
                <text:p>2426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66950">
                <text:p>2669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93645">
                <text:p>2936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52375">
                <text:p>352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22850">
                <text:p>4228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07420">
                <text:p>5074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08905">
                <text:p>608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30690">
                <text:p>7306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